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style>
    <style:style style:name="P2" style:family="paragraph" style:parent-style-name="Standard">
      <style:paragraph-properties fo:margin-left="0cm" fo:margin-right="0cm" fo:text-align="start" style:justify-single-word="false" fo:orphans="2" fo:widows="2" fo:text-indent="0cm" style:auto-text-indent="false"/>
      <style:text-properties officeooo:rsid="000a4048" officeooo:paragraph-rsid="000a4048"/>
    </style:style>
    <style:style style:name="P3" style:family="paragraph" style:parent-style-name="Standard">
      <style:paragraph-properties fo:margin-left="0cm" fo:margin-right="0cm" fo:text-align="start" style:justify-single-word="false" fo:orphans="2" fo:widows="2" fo:text-indent="0cm" style:auto-text-indent="false"/>
      <style:text-properties officeooo:rsid="000ac596" officeooo:paragraph-rsid="000ac596"/>
    </style:style>
    <style:style style:name="T1" style:family="text">
      <style:text-properties fo:font-variant="normal" fo:text-transform="none" fo:color="#414141" loext:opacity="100%" style:font-name="sans-serif" fo:font-size="10.5pt" fo:letter-spacing="normal" fo:font-style="normal" fo:font-weight="normal"/>
    </style:style>
    <style:style style:name="T2" style:family="text">
      <style:text-properties officeooo:rsid="000ac596"/>
    </style:style>
    <style:style style:name="T3" style:family="text">
      <style:text-properties style:text-position="super 58%" officeooo:rsid="000ac59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umerical simulation of a Community Paediatric Service: Exploring the Models</text:span> </text:p>
      <text:p text:style-name="P1"/>
      <text:p text:style-name="P2">Using Python, it is feasible to explore how workforce make up, referral rates, clinic appointment type and follow up rates impact waiting times, dependant on the age and diagnostic distributions in a community paediatric service population. </text:p>
      <text:p text:style-name="P2"/>
      <text:p text:style-name="P2"><text:span text:style-name="T1">The aim was to use a coded numerical model to try and understand the most significant factors that influence the median waiting time for patients awaiting assessment in a community paediatric service. We used our workforce composition, referral rates and clinic make up as an initial value.</text:span> </text:p>
      <text:p text:style-name="P2"/>
      <text:p text:style-name="P2">Using 3 years of referral data, the age distribution of the referred population is fitted using a skewed normal fit. Characteristic prevalence of ASD, ADHD and Complex disorders are calculated for the under 6 and over 6 population using referral information from the latest complete year. Mean follow up rates for diagnostic purposes and regular annual follow up are estimated for each condition and applied to the model. The simulation then uses a calculated lifetime follow up burden to determine median waiting times from the entered values for workforce makeup in WTE, clinic numbers per WTE and appointment type per clinic (follow up and new) and DNA rates.</text:p>
      <text:p text:style-name="P2"/>
      <text:p text:style-name="P2">Referral rates for ASD and ADHD <text:span text:style-name="T2">referral </text:span>are increasing significantly across the UK<text:span text:style-name="T3">1 </text:span><text:span text:style-name="T2">and</text:span> the waiting time for assessments has increased dramatically over the last 5 years. It is uncertain whether this is <text:span text:style-name="T2">solely</text:span> due to increasing referral rates, workforce capacity, or assessment model used by the service. We use numerical modelling to explore the variables that most impact median waiting times for a community paediatric service and visualise them in interactive 3d plots. The impact of referral rates alone is also examined to determine the most signifiant influence on waiting times. </text:p>
      <text:p text:style-name="P2"/>
      <text:p text:style-name="P2">Dr Raman Sharma is a Community Paediatric Consultant who Graduated from Manchester University in 2003 and Completed his training in Oxford and Leicester. During his training he completed a BSc in Physics and then went on to complete a Masters MSc with distinction in Astrophysics at the Liverpool John Moores University. He also tried to complete a PhD in Astrophysics at Bath in a spare day a week for 2 years until realising it was impossible. For the last 10 years he has been a consultant at Great Western Hospital. He also runs a clinic for Bristol Independant Community Paediatricians (BICP) <text:s/></text:p>
      <text:p text:style-name="P2"/>
      <text:p text:style-name="P2"><text:span text:style-name="T2">T</text:span>he median wait time increases at a linear rate <text:span text:style-name="T2">(</text:span>figure 1<text:span text:style-name="T2">)</text:span>. The 12 month threshold is breached at approximately 747 referrals with an interquartile range for wait time of approximately 2 months. The number of doctors that the service has, has a greater influence on wait times than the number of nurses although increasing the number of nurses can have an impact in a service with fewer than 2 doctors. This dependant on whether nurses can see new patients however <text:span text:style-name="T2">(figure 2)</text:span>. At our referral rate of 700 annually we would need a minimum of 5 doctors and 1 nurse to maintain a wait time of 12 months. <text:span text:style-name="T2">Changing the ratio of new to follow up in each clinic also has a large impact on waiting times with a ratio of 1:0.94 New to follow up required to maintain a 12 month follow up (figure 3). Reducing the number of follow ups for ASD patients had the biggest impact on reducing waiting times compared to ADHD and Complex patients (figure 4). </text:span></text:p>
      <text:p text:style-name="P2"/>
      <text:p text:style-name="P3">Modelling a service provides insights into the impact of workforce or service changes with the largest impact on waiting times being the number of doctors in a service. This model does not take into account clinical triage decisions that may reduce the waiting time for a sub group of patients. It also does not account for services that do not run a doctor led assessment process, however the model is easily adaptable for these services. The raw code is available to view and fork on GitHub and the model itself will be deployed on a web application for public use. </text:p>
      <text:p text:style-name="P2"/>
      <text:p text:style-name="P3">1) Nuffield Trust: Access to services for Autism and ADH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13T11:43:07.474000000</meta:creation-date>
    <dc:date>2025-06-13T19:16:05.079000000</dc:date>
    <meta:editing-duration>PT7H32M57S</meta:editing-duration>
    <meta:editing-cycles>2</meta:editing-cycles>
    <meta:generator>LibreOffice/24.8.0.3$Windows_X86_64 LibreOffice_project/0bdf1299c94fe897b119f97f3c613e9dca6be583</meta:generator>
    <meta:document-statistic meta:table-count="0" meta:image-count="0" meta:object-count="0" meta:page-count="1" meta:paragraph-count="9" meta:word-count="675" meta:character-count="4023" meta:non-whitespace-character-count="3349"/>
  </office:meta>
</office:document-meta>
</file>